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opacity="50%" draw:textarea-vertical-align="middle" draw:auto-grow-height="false" fo:min-height="19.868cm" fo:min-width="18.779cm"/>
    </style:style>
    <style:style style:name="P1" style:family="paragraph">
      <loext:graphic-properties draw:opacity="5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27cm" svg:height="20.125cm" draw:transform="skewX (-0.0678933079025794) rotate (-3.03320770704095) translate (17.487cm 18.335cm)">
          <text:p/>
          <draw:enhanced-geometry svg:viewBox="0 0 21600 21600" draw:mirror-horizontal="false" draw:mirror-vertical="false" draw:text-areas="0 0 21600 21600" draw:type="circular-arrow" draw:modifiers="-174.444132915694 -85.8516310494777 9103.421899854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1T16:27:47.208198130</dc:date>
    <meta:editing-duration>PT19M51S</meta:editing-duration>
    <meta:editing-cycles>9</meta:editing-cycles>
    <meta:generator>LibreOffice/6.4.7.2$Linux_X86_64 LibreOffice_project/40$Build-2</meta:generator>
    <meta:document-statistic meta:object-count="1"/>
  </office:meta>
</office:document-meta>
</file>